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66pt"/>
    </style:style>
    <style:style style:name="co2" style:family="table-column">
      <style:table-column-properties fo:break-before="auto" style:column-width="193.86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217.5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33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69.51pt" fo:break-before="auto" style:use-optimal-row-height="false"/>
    </style:style>
    <style:style style:name="ro4" style:family="table-row">
      <style:table-row-properties style:row-height="112pt" fo:break-before="auto" style:use-optimal-row-height="false"/>
    </style:style>
    <style:style style:name="ro5" style:family="table-row">
      <style:table-row-properties style:row-height="134.5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35.8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01pt" fo:break-before="auto" style:use-optimal-row-height="true"/>
    </style:style>
    <style:style style:name="ro10" style:family="table-row">
      <style:table-row-properties style:row-height="13.01pt" fo:break-before="auto" style:use-optimal-row-height="true"/>
    </style:style>
    <style:style style:name="ro11" style:family="table-row">
      <style:table-row-properties style:row-height="68pt" fo:break-before="auto" style:use-optimal-row-height="true"/>
    </style:style>
    <style:style style:name="ro12" style:family="table-row">
      <style:table-row-properties style:row-height="31.29pt" fo:break-before="auto" style:use-optimal-row-height="false"/>
    </style:style>
    <style:style style:name="ro13" style:family="table-row">
      <style:table-row-properties style:row-height="43.26pt" fo:break-before="auto" style:use-optimal-row-height="false"/>
    </style:style>
    <style:style style:name="ro14" style:family="table-row">
      <style:table-row-properties style:row-height="57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ro18" style:family="table-row">
      <style:table-row-properties style:row-height="178.5pt" fo:break-before="auto" style:use-optimal-row-height="true"/>
    </style:style>
    <style:style style:name="ro19" style:family="table-row">
      <style:table-row-properties style:row-height="90pt" fo:break-before="auto" style:use-optimal-row-height="true"/>
    </style:style>
    <style:style style:name="ro20" style:family="table-row">
      <style:table-row-properties style:row-height="112.51pt" fo:break-before="auto" style:use-optimal-row-height="true"/>
    </style:style>
    <style:style style:name="ro21" style:family="table-row">
      <style:table-row-properties style:row-height="123.51pt" fo:break-before="auto" style:use-optimal-row-height="true"/>
    </style:style>
    <style:style style:name="ro22" style:family="table-row">
      <style:table-row-properties style:row-height="101pt" fo:break-before="auto" style:use-optimal-row-height="true"/>
    </style:style>
    <style:style style:name="ro23" style:family="table-row">
      <style:table-row-properties style:row-height="79pt" fo:break-before="auto" style:use-optimal-row-height="true"/>
    </style:style>
    <style:style style:name="ro24" style:family="table-row">
      <style:table-row-properties style:row-height="14.06pt" fo:break-before="auto" style:use-optimal-row-height="true"/>
    </style:style>
    <style:style style:name="ro25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28" style:family="table-cell" style:parent-style-name="Excel_20_Built-in_20_Normal">
      <style:table-cell-properties fo:background-color="#fff200"/>
    </style:style>
    <style:style style:name="ce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00aaad" fo:border="0.74pt solid #000000"/>
    </style:style>
    <style:style style:name="ce5" style:family="table-cell" style:parent-style-name="Excel_20_Built-in_20_Normal">
      <style:table-cell-properties fo:background-color="#fff200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2.01pt double-thin #000000" style:border-line-width-left="0.51pt 0.99pt 0.51pt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74pt solid #000000" fo:background-color="#dddddd" fo:border-left="2.01pt double-thin #000000" style:border-line-width-left="0.51pt 0.99pt 0.51pt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transparent" fo:wrap-option="wrap" fo:border="0.74pt solid #000000"/>
    </style:style>
    <style:style style:name="ce47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transparent" fo:border="0.74pt solid #000000"/>
    </style:style>
    <style:style style:name="ce4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double-thin #000000" style:border-line-width-right="0.51pt 0.11pt 0.51pt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fo:background-color="transparent" fo:border-left="0.74pt solid #000000" fo:border-right="0.74pt double-thin #000000" style:border-line-width-right="0.51pt 0.11pt 0.51pt" fo:border-top="0.74pt solid #000000"/>
    </style:style>
    <style:style style:name="ce51" style:family="table-cell" style:parent-style-name="Excel_20_Built-in_20_Normal">
      <style:table-cell-properties fo:border-bottom="0.74pt solid #000000" fo:border-left="0.74pt solid #000000" fo:border-right="0.74pt double-thin #000000" style:border-line-width-right="0.51pt 0.11pt 0.51pt" fo:border-top="0.74pt solid #000000"/>
    </style:style>
    <style:style style:name="ce37" style:family="table-cell" style:parent-style-name="Default">
      <style:table-cell-properties fo:background-color="transparent"/>
    </style:style>
    <style:style style:name="ce34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$Sheet2.$A$6])" table:allow-empty-cell="true" table:display-list="unsorted" table:base-cell-address="'Data Retrieval Protocol'.D2"/>
        <table:content-validation table:name="val2" table:condition="of:cell-content-is-in-list([$Sheet2.$B$3:$Sheet2.$B$7])" table:allow-empty-cell="true" table:display-list="unsorted" table:base-cell-address="'Data Retrieval Protocol'.E2"/>
        <table:content-validation table:name="val3" table:condition="of:cell-content-is-in-list([$Sheet2.$C$3:$Sheet2.$C$12])" table:allow-empty-cell="true" table:display-list="unsorted" table:base-cell-address="'Data Retrieval Protocol'.F2"/>
        <table:content-validation table:name="val4" table:condition="of:cell-content-is-in-list([$Sheet2.$E$3:$Sheet2.$E$6])" table:allow-empty-cell="true" table:display-list="unsorted" table:base-cell-address="'Data Retrieval Protocol'.L2"/>
        <table:content-validation table:name="val5" table:condition="of:cell-content-is-in-list([$Sheet2.$D$3:$Sheet2.$D$6])" table:allow-empty-cell="true" table:display-list="unsorted" table:base-cell-address="'Data Retrieval Protocol'.M1"/>
      </table:content-validations>
      <table:table table:name="Data Retrieval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/>
          <table:table-cell table:style-name="ce3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3" office:value-type="string" calcext:value-type="string">
            <text:p>Value type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Unique count</text:p>
          </table:table-cell>
          <table:table-cell table:style-name="ce3" office:value-type="string" calcext:value-type="string">
            <text:p>Measure unit</text:p>
          </table:table-cell>
          <table:table-cell table:style-name="ce3" office:value-type="string" calcext:value-type="string">
            <text:p>Conversion facto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utlier treatment</text:p>
          </table:table-cell>
          <table:table-cell table:style-name="ce3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style-name="ce7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0  Monday – 7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one appointment is on Monday</text:p>
          </table:table-cell>
          <table:table-cell table:style-name="ce2" table:content-validation-name="val5"/>
          <table:table-cell table:number-columns-repeated="1010"/>
        </table:table-row>
        <table:table-row table:style-name="ro4">
          <table:table-cell table:style-name="ce28"/>
          <table:table-cell table:style-name="ce5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Ratio</text:p>
          </table:table-cell>
          <table:table-cell table:style-name="ce5" table:content-validation-name="val3" office:value-type="string" calcext:value-type="string">
            <text:p>Decimal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5">
          <table:table-cell/>
          <table:table-cell table:style-name="ce7" office:value-type="string" calcext:value-type="string">
            <text:p>time01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/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 table:style-name="ce28"/>
          <table:table-cell table:style-name="ce5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Nominal</text:p>
          </table:table-cell>
          <table:table-cell table:style-name="ce5" table:content-validation-name="val3" office:value-type="string" calcext:value-type="string">
            <text:p>Integer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9">
          <table:table-cell/>
          <table:table-cell table:style-name="ce2" office:value-type="string" calcext:value-type="string">
            <text:p>lastvisit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taff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ervic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category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t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yinweek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hou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 office:value-type="string" calcext:value-type="string">
            <text:p>X</text:p>
          </table:table-cell>
          <table:table-cell table:style-name="ce2" office:value-type="string" calcext:value-type="string">
            <text:p>newcustome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previousnoshow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mutipleapp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deltaday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categor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ta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late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reg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vis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bill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color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style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product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17" office:value-type="string" calcext:value-type="string">
            <text:p>activebundlepromo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90productbuye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noshow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table:style-name="Default" office:value-type="string" calcext:value-type="string">
            <text:p>svcke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table:style-name="ce11" office:value-type="string" calcext:value-type="string">
            <text:p>lastsvckey 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949"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6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Data Retrieval Protocol Hair Salon" table:style-name="ta1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 table:style-name="ce39" office:value-type="string" calcext:value-type="string">
            <text:p>Feature name</text:p>
          </table:table-cell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Notes</text:p>
          </table:table-cell>
          <table:table-cell table:style-name="ce47" office:value-type="string" calcext:value-type="string">
            <text:p>Value type</text:p>
          </table:table-cell>
          <table:table-cell table:style-name="ce47" office:value-type="string" calcext:value-type="string">
            <text:p>Scale</text:p>
          </table:table-cell>
          <table:table-cell table:style-name="ce47" office:value-type="string" calcext:value-type="string">
            <text:p>Data type</text:p>
          </table:table-cell>
          <table:table-cell table:style-name="ce47" office:value-type="string" calcext:value-type="string">
            <text:p>Unique count</text:p>
          </table:table-cell>
          <table:table-cell table:style-name="ce47" office:value-type="string" calcext:value-type="string">
            <text:p>Measure unit</text:p>
          </table:table-cell>
          <table:table-cell table:style-name="ce47" office:value-type="string" calcext:value-type="string">
            <text:p>Conversion factor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ax</text:p>
          </table:table-cell>
          <table:table-cell table:style-name="ce47" office:value-type="string" calcext:value-type="string">
            <text:p>Outlier treatment</text:p>
          </table:table-cell>
          <table:table-cell table:style-name="ce49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6">
          <table:table-cell table:style-name="ce40" office:value-type="string" calcext:value-type="string">
            <text:p>noshowflag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visit occurred</text:p>
            <text:p>1- noshow [includes noshow and late cancellation on the same day]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14">
          <table:table-cell table:style-name="ce40" office:value-type="string" calcext:value-type="string">
            <text:p>newcustomer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Check whether there was either a previous effective visit by the customer or a noshow or same day cancellation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8">
          <table:table-cell table:style-name="ce40" office:value-type="string" calcext:value-type="string">
            <text:p>deltadays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for a given customer since his/her last effective appointment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visit</text:p>
          </table:table-cell>
          <table:table-cell table:style-name="Default" office:value-type="string" calcext:value-type="string">
            <text:p>future booking </text:p>
          </table:table-cell>
          <table:table-cell table:style-name="ce19" office:value-type="string" calcext:value-type="string">
            <text:p>number of different days in the last 30 calendar days where the customer had an effective appointment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8">
          <table:table-cell table:style-name="ce40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Indicates <text:span text:style-name="T1">whether</text:span> multiple appointments were booked for the same customer on the same day</text:p>
            <text:p>1- in the below cases </text:p>
            <text:p>**if the appointment is an effective appointment and there is at least  another effective appointment  on the same day</text:p>
            <text:p> **if the appointment is of type noshow and there is another noshow on the same day</text:p>
            <text:p> **if the appointment is of type late cancellation (today’s) and there is another latecancellation (late cancellation) on the same day</text:p>
            <text:p>0- otherwise for the type of the appointment  noshow , late cancellation or effective appointment appears only once for this customer on the date in the booking table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previous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no previous no show was recorded for the same customer  in its entire history</text:p>
            <text:p>1-a previous no show was recorded for the same customer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6">
          <table:table-cell table:style-name="ce40" office:value-type="string" calcext:value-type="string">
            <text:p>last30d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number of days in the last 30 calendar days where a no show or last day cancellation occurred for this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table:number-columns-repeated="3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6">
          <table:table-cell table:style-name="ce40" office:value-type="string" calcext:value-type="string">
            <text:p>last30dbill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in the last 30 calendar days (includes discounts receipts with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9" calcext:value-type="float">
            <text:p>469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colo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COLOR 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style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STYLE 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produc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retail products <text:s/>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4"/>
          <table:table-cell table:style-name="ce2" office:value-type="float" office:value="224.1" calcext:value-type="float">
            <text:p>224.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last90dproductbuye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Has this customer bought a product in the last 90 calendar days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activebundlepromo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here is a service called “Blow dry bundle 5+1” where the customer pays for 5 blow dies and get one free. This indicator might refer to a loyal customer. It is checked by verifying how times the customer did a dry blow since since he bought the bundle promotion</text:p>
            <text:p>0 the customer has no active bundle</text:p>
            <text:p>1 the customer has an active bundle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1">
          <table:table-cell table:style-name="ce40" office:value-type="string" calcext:value-type="string">
            <text:p>last30dlate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calendar days number of days where the customer canceled an appointment on the <text:span text:style-name="T3">business</text:span> day eve of an appointment  [all days except Monday are business days, holidays in Ontario in 2018 where collected manually on the internet 3 days for the period]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last30dreg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<text:span text:style-name="T3">calendar</text:span> days number of days where the customer canceled an appointment two (or more) <text:span text:style-name="T3">business</text:span> days before the appointment day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of ordered servic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270" calcext:value-type="float">
            <text:p>270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0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x0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x1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2"/></text:p>
            <text:p><text:span text:style-name="T2">0 means there was a previous noshow,</text:span></text:p>
            <text:p><text:span text:style-name="T2">1  there was no previous noshow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1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2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2"/></text:p>
            <text:p><text:span text:style-name="T2">0 means there was a previous appointment,</text:span></text:p>
            <text:p><text:span text:style-name="T2">1  there was no previous effective appointment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0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2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3_COLOR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3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3_STYL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4_COLOR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the  service of the last effective appointment is not the category of the service mentioned in the predictor variable name</text:p>
            <text:p><text:span text:style-name="T2">*1 the category of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4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the  service of the last effective appointment is not the category of the service mentioned in the predictor variable name</text:p>
            <text:p><text:span text:style-name="T2">*1 the category of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1">
          <table:table-cell table:style-name="ce40" office:value-type="string" calcext:value-type="string">
            <text:p>x4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4">*0  there was a previous effective appointment -the category of the service is indicated in other X4_ variables</text:span></text:p>
            <text:p><text:span text:style-name="T5">*1 there was no previous effective appointment so last service category is NA </text:span></text:p>
            <text:p><text:span text:style-name="T4"/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4_STYL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the  service of the last effective appointment is not the category of the service mentioned in the predictor variable name</text:p>
            <text:p><text:span text:style-name="T2">*1 the category of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AL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AS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B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CA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C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DPB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F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F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F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H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H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P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HLP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M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O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CTU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FRI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B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BD5+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DU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HC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HCM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HCW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MARTBON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S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5_TRE 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2">*1 the category of service for which the appointment is booked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AL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CA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DPB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F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HLF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HLP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HLP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M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O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CTU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1">
          <table:table-cell table:style-name="ce40" office:value-type="string" calcext:value-type="string">
            <text:p>x6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4">*0  there was a previous effective appointment – the last service is indicated in other X6_ variables</text:span></text:p>
            <text:p><text:span text:style-name="T5">*1 there was no previous effective appointment so last service is NA </text:span></text:p>
            <text:p><text:span text:style-name="T4"/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SB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SBD5+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SDU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SHCM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SHCW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6_TRE 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of the last effective appointment is not the service mentioned in the predictor variable name</text:p>
            <text:p><text:span text:style-name="T2">*1 the service of the last effective appointment is the category of the service mentioned in the predictor variable name</text:span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7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2">*1 the  staff employee of the booked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1">
          <table:table-cell table:style-name="ce40" office:value-type="string" calcext:value-type="string">
            <text:p>x8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4">*0  there was a previous effective appointment – the last employye  is indicated in other X7_ variables</text:span></text:p>
            <text:p><text:span text:style-name="T5">*1 there was no previous effective appointment so the last staff  is not indicated </text:span></text:p>
            <text:p><text:span text:style-name="T4"/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x8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2">*1 the  staff employee of the last effective appointment is the employee mentioned in the predictor variable name</text:span></text:p>
            <text:p><text:span text:style-name="T2"/>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1" table:content-validation-name="val5"/>
          <table:table-cell table:number-columns-repeated="1010"/>
        </table:table-row>
        <table:table-row table:style-name="ro16" table:number-rows-repeated="71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49">
          <table:table-cell table:number-columns-repeated="1023"/>
        </table:table-row>
        <table:table-row table:style-name="ro17" table:number-rows-repeated="60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24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24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25">
          <table:table-cell table:style-name="ce43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0:41:29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21:33:34.123000000</dc:date>
    <meta:generator>LibreOffice/6.0.7.3$Windows_X86_64 LibreOffice_project/dc89aa7a9eabfd848af146d5086077aeed2ae4a5</meta:generator>
    <meta:editing-duration>P7DT20H11M44S</meta:editing-duration>
    <meta:editing-cycles>82</meta:editing-cycles>
    <meta:document-statistic meta:table-count="3" meta:cell-count="2347" meta:object-count="0"/>
  </office:meta>
</office:document-meta>
</file>